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95cm" fo:min-width="26.3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  <style:text-properties fo:color="#000000" fo:font-family="'Courier 10 Pitch'" style:font-pitch="fixed" fo:font-size="100pt" fo:font-weight="bold" style:font-size-asian="100pt" style:font-weight-asian="bold" style:font-size-complex="100pt" style:font-weight-complex="bold"/>
    </style:style>
    <style:style style:name="P2" style:family="paragraph">
      <style:text-properties fo:color="#000000" fo:font-family="'Courier 10 Pitch'" style:font-pitch="fixed" fo:font-size="100pt" fo:font-weight="bold" style:font-size-asian="100pt" style:font-weight-asian="bold" style:font-size-complex="100pt" style:font-weight-complex="bold"/>
    </style:style>
    <style:style style:name="P3" style:family="paragraph">
      <style:paragraph-properties fo:margin-left="0cm" fo:margin-right="0cm" fo:text-indent="0cm"/>
      <style:text-properties fo:font-family="'Courier 10 Pitch'" style:font-pitch="fixed" fo:font-size="40pt" style:font-size-asian="40pt" style:font-size-complex="40pt"/>
    </style:style>
    <style:style style:name="P4" style:family="paragraph">
      <style:text-properties fo:font-family="'Courier 10 Pitch'" style:font-pitch="fixed" fo:font-size="40pt" style:font-size-asian="40pt" style:font-size-complex="4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center"/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margin-left="0cm" fo:margin-right="0cm" fo:text-align="center" fo:text-indent="0cm"/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left="0cm" fo:margin-right="0cm" fo:text-indent="0cm"/>
      <style:text-properties fo:color="#ff0000" fo:font-family="'Courier 10 Pitch'" style:font-pitch="fixed" fo:font-size="80pt" fo:font-style="italic" fo:font-weight="bold" style:font-size-asian="80pt" style:font-style-asian="italic" style:font-weight-asian="bold" style:font-size-complex="80pt" style:font-style-complex="italic" style:font-weight-complex="bold"/>
    </style:style>
    <style:style style:name="P11" style:family="paragraph">
      <style:text-properties fo:color="#ff0000" fo:font-family="'Courier 10 Pitch'" style:font-pitch="fixed" fo:font-size="80pt" fo:font-style="italic" fo:font-weight="bold" style:font-size-asian="80pt" style:font-style-asian="italic" style:font-weight-asian="bold" style:font-size-complex="80pt" style:font-style-complex="italic" style:font-weight-complex="bold"/>
    </style:style>
    <style:style style:name="P12" style:family="paragraph">
      <style:paragraph-properties fo:margin-left="0cm" fo:margin-right="0cm" fo:text-indent="0cm"/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text-indent="0cm"/>
      <style:text-properties fo:font-family="'Courier 10 Pitch'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5" style:family="paragraph">
      <style:text-properties fo:font-family="'Courier 10 Pitch'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6" style:family="paragraph">
      <style:paragraph-properties fo:margin-left="0cm" fo:margin-right="0cm" fo:text-align="center" fo:text-indent="0cm"/>
      <style:text-properties fo:color="#000080" fo:font-family="'Courier 10 Pitch'" style:font-pitch="fixed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000000" fo:font-family="'Courier 10 Pitch'" style:font-pitch="fixed" fo:font-size="100pt" fo:font-weight="bold" style:font-size-asian="100pt" style:font-weight-asian="bold" style:font-size-complex="100pt" style:font-weight-complex="bold"/>
    </style:style>
    <style:style style:name="T2" style:family="text">
      <style:text-properties fo:font-family="'Courier 10 Pitch'" style:font-pitch="fixed" fo:font-size="40pt" style:font-size-asian="40pt" style:font-size-complex="40pt"/>
    </style:style>
    <style:style style:name="T3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ff0000" fo:font-family="'Courier 10 Pitch'" style:font-pitch="fixed" fo:font-size="80pt" fo:font-style="italic" fo:font-weight="bold" style:font-size-asian="80pt" style:font-style-asian="italic" style:font-weight-asian="bold" style:font-size-complex="80pt" style:font-style-complex="italic" style:font-weight-complex="bold"/>
    </style:style>
    <style:style style:name="T7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'Courier 10 Pitch'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80" fo:font-family="'Courier 10 Pitch'" style:font-pitch="fixed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3.832cm" svg:height="4.429cm" svg:x="2.54cm" svg:y="5.08cm">
          <draw:text-box>
            <text:p text:style-name="P1"><text:span text:style-name="T1">Frame Hacks</text:span></text:p>
          </draw:text-box>
        </draw:frame>
        <draw:frame draw:style-name="gr1" draw:text-style-name="P4" draw:layer="layout" svg:width="15.742cm" svg:height="1.885cm" svg:x="5.715cm" svg:y="13.355cm">
          <draw:text-box>
            <text:p text:style-name="P3"><text:span text:style-name="T2">Hugo Lopes Tava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7" draw:layer="layout" svg:width="21.838cm" svg:height="2.589cm" svg:x="3.315cm" svg:y="8.39cm">
          <draw:text-box>
            <text:p text:style-name="P6"><text:span text:style-name="T3">Toda linha de código tem um contexto</text:span></text:p>
            <text:p text:style-name="P6"><text:span text:style-name="T4">(escopo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4" draw:layer="layout" svg:width="16.589cm" svg:height="16.591cm" svg:x="5.875cm" svg:y="2.37cm">
          <draw:text-box>
            <text:p text:style-name="P3"><text:span text:style-name="T2">&gt;&gt;&gt; def foo():</text:span></text:p>
            <text:p text:style-name="P3"><text:span text:style-name="T2">... <text:s text:c="4"/>print 'bar'</text:span></text:p>
            <text:p text:style-name="P3"><text:span text:style-name="T2"/></text:p>
            <text:p text:style-name="P3"><text:span text:style-name="T2"/></text:p>
            <text:p text:style-name="P3"><text:span text:style-name="T2">&gt;&gt;&gt; def foobar():</text:span></text:p>
            <text:p text:style-name="P3"><text:span text:style-name="T2">... <text:s text:c="4"/>foo()</text:span></text:p>
            <text:p text:style-name="P3"><text:span text:style-name="T2">... <text:s text:c="4"/>print 'bar'</text:span></text:p>
            <text:p text:style-name="P3"><text:span text:style-name="T2"/></text:p>
            <text:p text:style-name="P3"><text:span text:style-name="T2"/></text:p>
            <text:p text:style-name="P3"><text:span text:style-name="T2">&gt;&gt;&gt; foobar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9" draw:layer="layout" svg:width="17.139cm" svg:height="2.435cm" svg:x="5.115cm" svg:y="6.525cm">
          <draw:text-box>
            <text:p text:style-name="P8"><text:span text:style-name="T5">Python provê recursos para</text:span></text:p>
            <text:p text:style-name="P8"><text:span text:style-name="T5">acessar escopos e seus objetos</text:span></text:p>
          </draw:text-box>
        </draw:frame>
        <draw:frame draw:style-name="gr1" draw:text-style-name="P11" draw:layer="layout" svg:width="22.625cm" svg:height="3.6cm" svg:x="3.315cm" svg:y="13.24cm">
          <draw:text-box>
            <text:p text:style-name="P10"><text:span text:style-name="T6">sys._getfra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3" draw:layer="layout" svg:width="18.282cm" svg:height="1.254cm" svg:x="0.575cm" svg:y="7.49cm">
          <draw:text-box>
            <text:p text:style-name="P12"><text:span text:style-name="T7">saber de onde um objeto foi chamado</text:span></text:p>
          </draw:text-box>
        </draw:frame>
        <draw:frame draw:style-name="gr1" draw:text-style-name="P13" draw:layer="layout" svg:width="5.582cm" svg:height="1.254cm" svg:x="1.953cm" svg:y="16.045cm">
          <draw:text-box>
            <text:p text:style-name="P12"><text:span text:style-name="T7">fazer DSLs</text:span></text:p>
          </draw:text-box>
        </draw:frame>
        <draw:frame draw:style-name="gr1" draw:text-style-name="P15" draw:layer="layout" svg:width="14.726cm" svg:height="1.254cm" svg:x="12.72cm" svg:y="12.065cm">
          <draw:text-box>
            <text:p text:style-name="P14"><text:span text:style-name="T8">saber o contexto de chamadas</text:span></text:p>
          </draw:text-box>
        </draw:frame>
        <draw:frame draw:style-name="gr1" draw:text-style-name="P13" draw:layer="layout" svg:width="19.806cm" svg:height="1.254cm" svg:x="8.02cm" svg:y="2.15cm">
          <draw:text-box>
            <text:p text:style-name="P12"><text:span text:style-name="T7">implementar métodos REALMENTE privados</text:span></text:p>
          </draw:text-box>
        </draw:frame>
        <draw:frame draw:style-name="gr1" draw:layer="layout" svg:width="0.502cm" svg:height="0.962cm" svg:x="20.955cm" svg:y="13.335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6" draw:layer="layout" svg:width="24.27cm" svg:height="5.645cm" svg:x="2.165cm" svg:y="7.125cm">
          <draw:text-box>
            <text:p text:style-name="P16"><text:span text:style-name="T9">“</text:span><text:span text:style-name="T9">Talking is cheap,</text:span></text:p>
            <text:p text:style-name="P16"><text:span text:style-name="T9">show me the code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Hugo Tavares</meta:initial-creator>
    <meta:creation-date>2009-09-10T16:05:54</meta:creation-date>
    <dc:creator>Hugo Tavares</dc:creator>
    <dc:date>2009-09-10T17:07:23</dc:date>
    <meta:editing-cycles>4</meta:editing-cycles>
    <meta:editing-duration>PT31M9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